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OBJECT_7e_LT_7e_Gliederung_20_1">
      <style:text-properties officeooo:rsid="0018c7b1" officeooo:paragraph-rsid="0018c7b1"/>
    </style:style>
    <style:style style:name="P2" style:family="paragraph" style:parent-style-name="OBJECT_7e_LT_7e_Gliederung_20_1">
      <style:text-properties officeooo:rsid="00198af1" officeooo:paragraph-rsid="00198af1"/>
    </style:style>
    <style:style style:name="P3" style:family="paragraph" style:parent-style-name="OBJECT_7e_LT_7e_Gliederung_20_1">
      <style:paragraph-properties fo:margin-left="0in" fo:margin-right="0in" fo:margin-top="0.111in" fo:margin-bottom="0in" loext:contextual-spacing="false" fo:line-height="120%" fo:text-indent="0in" style:auto-text-indent="false">
        <style:tab-stops>
          <style:tab-stop style:position="0in"/>
        </style:tab-stops>
      </style:paragraph-properties>
    </style:style>
    <style:style style:name="P4" style:family="paragraph" style:parent-style-name="Standard">
      <style:text-properties officeooo:rsid="00164535" officeooo:paragraph-rsid="00164535"/>
    </style:style>
    <style:style style:name="P5" style:family="paragraph" style:parent-style-name="Standard">
      <style:text-properties officeooo:rsid="0018c7b1" officeooo:paragraph-rsid="0018c7b1"/>
    </style:style>
    <style:style style:name="P6" style:family="paragraph" style:parent-style-name="Standard">
      <style:text-properties officeooo:rsid="00198af1" officeooo:paragraph-rsid="00198af1"/>
    </style:style>
    <style:style style:name="P7" style:family="paragraph" style:parent-style-name="Standard">
      <style:text-properties officeooo:rsid="00198af1" officeooo:paragraph-rsid="001aec6c"/>
    </style:style>
    <style:style style:name="P8" style:family="paragraph" style:parent-style-name="Standard">
      <style:text-properties officeooo:rsid="001aec6c" officeooo:paragraph-rsid="001aec6c"/>
    </style:style>
    <style:style style:name="T1" style:family="text">
      <style:text-properties fo:color="#000000" style:text-outline="false" style:text-line-through-style="none" style:text-line-through-type="none" style:font-name="Proxima Nova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2" style:family="text">
      <style:text-properties fo:color="#2b55f6" style:text-outline="false" style:text-line-through-style="none" style:text-line-through-type="none" style:font-name="Proxima Nova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3" style:family="text">
      <style:text-properties fo:color="#2b55f6" style:text-outline="false" style:text-line-through-style="none" style:text-line-through-type="none" style:font-name="Proxima Nova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officeooo:rsid="00181535"/>
    </style:style>
    <style:style style:name="T5" style:family="text">
      <style:text-properties officeooo:rsid="00198af1"/>
    </style:style>
    <style:style style:name="T6" style:family="text">
      <style:text-properties officeooo:rsid="001aec6c"/>
    </style:style>
    <style:style style:name="T7" style:family="text">
      <style:text-properties officeooo:rsid="001cb9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продукт компании “Нетология” - </text:span><text:span text:style-name="T2">профессию Data Scientist</text:span><text:span text:style-name="T3">.</text:span></text:p>
      <text:p text:style-name="P3"><text:span text:style-name="T1">Как бы Вы организовали аналитику по данному продукту?</text:span></text:p>
      <text:p text:style-name="P4"><text:s/>В задании хотелось бы выделить две сущности: компания и продукт. Так как профессия data scientist является только <text:s/>одним из продуктов компании то со стратегической точки зрения <text:s/>рассматривать её отдельно нецелесообразно. Выигрыш в короткой перспектив еможет принести поражение всеё компании впоследствии.</text:p>
      <text:p text:style-name="P4">Для того, чтобы вводить продукт ( а впоследствии принимать решение о его сохранении, закрытии или увеличении предложения) на рынок надо изучить <text:span text:style-name="T4">ё</text:span>мкость рынка, <text:span text:style-name="T4">предложения конкурентов(если этот продукт уже представлен на рынке) и ниши рынка.</text:span></text:p>
      <text:p text:style-name="P5">После анализа рынка <text:s/>(емкость, конкуренты, ниша на рынке) можно преступить к подчёту себестоимости продукта ( длительность программы, количество проверяемых работ, форма программы (очная/заочная), маркетинговые затраты.</text:p>
      <text:p text:style-name="P5">После вывода продукта на рынок следует непрерывно проверять качество продукта. Для этого можно опираться на анкетирование выпусскников через месяц (получилось ли воспользваться навыками для поиска новой работы/улучшения качества существующей работы), отзывы в медиа и тематических каналах, возвращается ли клиент, воспользовавшийся услугой по получении професси<text:span text:style-name="T5">и</text:span> <text:s/>за новым продуктом или ушёл.</text:p>
      <text:p text:style-name="P1"><text:span text:style-name="T1">Сформулируйте 2-3 ключевые метрики продукта</text:span></text:p>
      <text:p text:style-name="P5">1. Ёмкость рынка для конкрено данного продукта ( <text:s/>с учётом ниши и конкурентов)</text:p>
      <text:p text:style-name="P5">2. <text:span text:style-name="T5">Какую долю от ёмкости рынка занимает данный продукт.</text:span></text:p>
      <text:p text:style-name="P6">3. Какой процент клиентов вернулись повторно, какой процент стал постоянными клиентами, какой процент постоянных клиентов ушёл после этого продукта.</text:p>
      <text:p text:style-name="P6"/>
      <text:p text:style-name="P2"><text:span text:style-name="T1">Какие данные Вам могут помочь в поиске инсайтов?</text:span></text:p>
      <text:p text:style-name="P6">Количество запросов в поисковиках по ключевым фразам.(динамика)</text:p>
      <text:p text:style-name="P6">Количество запросов новых специалистов на рынке труда.(динамика)</text:p>
      <text:p text:style-name="P6">Количество статей, например. на arxiv по связанным тематикам.(динамика)</text:p>
      <text:p text:style-name="P6">Скорость формирования групп для обучения, наличие/отсутствие конкурса.</text:p>
      <text:p text:style-name="P6">Обратная связь от постояннх клентов/новых клиентов.</text:p>
      <text:p text:style-name="P6">Отзывы о продукте в тематических топиках.</text:p>
      <text:p text:style-name="P6"/>
      <text:p text:style-name="P2"><text:span text:style-name="T1">Опишите команду для работы с данными для данного продукта</text:span></text:p>
      <text:p text:style-name="P6"/>
      <text:p text:style-name="P7">Заказчик – <text:span text:style-name="T6">постановка ТЗ по продукту, принятие <text:s/>стратегических решений (принятие решения по развитию продукта).</text:span></text:p>
      <text:p text:style-name="P6">Владелец продукта – <text:span text:style-name="T6">органиция всем процессов (помещение, найм команды (лекторы/семинаристы, обслуживающий персонал, бухгалтерия). Контроль качества по ключевым метриикам, принятие <text:s/>тактических решений. Планирование развития продукта</text:span></text:p>
      <text:p text:style-name="P6">Маркетинг – <text:span text:style-name="T6">продвижение продукта.</text:span></text:p>
      <text:p text:style-name="P8">Аналитики – анализ информации по метрикам, описанным выше, поиск новых знаний</text:p>
      <text:p text:style-name="P8">Разработчики – создание/настройка оболочки для предоставления продукта и инструментов анализа продукта</text:p>
      <text:p text:style-name="P8">Ds <text:s/>cпециалисты - <text:s/>моделирование спроса и емкости рынка. Моделирование динамики потребления продукта при различных сценариях ( в зависисмости от ниши, динамики поведения новых и постоянных клиентов и конкурентов). <text:span text:style-name="T7">Автоматиция извлечения инфомации <text:s/>о продукте из тематических социальных и новостных ресурсов. Автоматизация </text:span><text:soft-page-break/><text:span text:style-name="T7">обработки анкет клиентов ( выделение кластеров, выбросов). Автоматизация проверки заданий для снижения себестоимости продукта. </text:span></text:p>
      <text:p text:style-name="P8"/>
      <text:p text:style-name="P8"/>
      <text:p text:style-name="P8">Bi специалисты – предоставление информации <text:s/>в читаемом для человека виде для планирования и принятия решений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сновной_20_слайд_20_0_7e_LT_7e_Gliederung_20_1" style:display-name="Основной слайд 0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сновной_20_слайд_20_0_7e_LT_7e_Gliederung_20_2" style:display-name="Основной слайд 0~LT~Gliederung 2" style:family="paragraph" style:parent-style-name="Основной_20_слайд_20_0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сновной_20_слайд_20_0_7e_LT_7e_Gliederung_20_3" style:display-name="Основной слайд 0~LT~Gliederung 3" style:family="paragraph" style:parent-style-name="Основной_20_слайд_20_0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сновной_20_слайд_20_0_7e_LT_7e_Gliederung_20_4" style:display-name="Основной слайд 0~LT~Gliederung 4" style:family="paragraph" style:parent-style-name="Основной_20_слайд_20_0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Основной_20_слайд_20_0_7e_LT_7e_Gliederung_20_5" style:display-name="Основной слайд 0~LT~Gliederung 5" style:family="paragraph" style:parent-style-name="Основной_20_слайд_20_0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сновной_20_слайд_20_0_7e_LT_7e_Gliederung_20_6" style:display-name="Основной слайд 0~LT~Gliederung 6" style:family="paragraph" style:parent-style-name="Основной_20_слайд_20_0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сновной_20_слайд_20_0_7e_LT_7e_Gliederung_20_7" style:display-name="Основной слайд 0~LT~Gliederung 7" style:family="paragraph" style:parent-style-name="Основной_20_слайд_20_0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сновной_20_слайд_20_0_7e_LT_7e_Gliederung_20_8" style:display-name="Основной слайд 0~LT~Gliederung 8" style:family="paragraph" style:parent-style-name="Основной_20_слайд_20_0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сновной_20_слайд_20_0_7e_LT_7e_Gliederung_20_9" style:display-name="Основной слайд 0~LT~Gliederung 9" style:family="paragraph" style:parent-style-name="Основной_20_слайд_20_0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сновной_20_слайд_20_0_7e_LT_7e_Titel" style:display-name="Основной слайд 0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сновной_20_слайд_20_0_7e_LT_7e_Untertitel" style:display-name="Основной слайд 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сновной_20_слайд_20_0_7e_LT_7e_Notizen" style:display-name="Основной слайд 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сновной_20_слайд_20_0_7e_LT_7e_Hintergrundobjekte" style:display-name="Основной слайд 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сновной_20_слайд_20_0_7e_LT_7e_Hintergrund" style:display-name="Основной слайд 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1" style:display-name="CUSTOM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7e_LT_7e_Gliederung_20_2" style:display-name="CUSTOM~LT~Gliederung 2" style:family="paragraph" style:parent-style-name="CUSTOM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7e_LT_7e_Gliederung_20_3" style:display-name="CUSTOM~LT~Gliederung 3" style:family="paragraph" style:parent-style-name="CUSTOM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7e_LT_7e_Gliederung_20_4" style:display-name="CUSTOM~LT~Gliederung 4" style:family="paragraph" style:parent-style-name="CUSTOM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7e_LT_7e_Gliederung_20_5" style:display-name="CUSTOM~LT~Gliederung 5" style:family="paragraph" style:parent-style-name="CUSTOM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6" style:display-name="CUSTOM~LT~Gliederung 6" style:family="paragraph" style:parent-style-name="CUSTOM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7" style:display-name="CUSTOM~LT~Gliederung 7" style:family="paragraph" style:parent-style-name="CUSTOM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8" style:display-name="CUSTOM~LT~Gliederung 8" style:family="paragraph" style:parent-style-name="CUSTOM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Gliederung_20_9" style:display-name="CUSTOM~LT~Gliederung 9" style:family="paragraph" style:parent-style-name="CUSTOM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7e_LT_7e_Titel" style:display-name="CUSTOM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7e_LT_7e_Untertitel" style:display-name="CUSTOM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7e_LT_7e_Notizen" style:display-name="CUSTOM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7e_LT_7e_Hintergrundobjekte" style:display-name="CUSTOM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7e_LT_7e_Hintergrund" style:display-name="CUSTOM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Gliederung_20_1" style:display-name="TITLE_AND_BOD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1:12:36.191055120</meta:creation-date>
    <dc:date>2020-05-15T12:16:29.365800089</dc:date>
    <meta:editing-duration>PT1M1S</meta:editing-duration>
    <meta:editing-cycles>1</meta:editing-cycles>
    <meta:document-statistic meta:table-count="0" meta:image-count="0" meta:object-count="0" meta:page-count="2" meta:paragraph-count="25" meta:word-count="394" meta:character-count="3168" meta:non-whitespace-character-count="2779"/>
    <meta:generator>LibreOffice/6.0.7.3$Linux_X86_64 LibreOffice_project/00m0$Build-3</meta:generator>
  </office:meta>
</office:document-meta>
</file>